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ClassLoader.loadClas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ClassLoader.getResource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Test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lassLoader.MyClassLoader( Exception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ClassLoader.getResource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LoaderTest.test_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